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refreshAdvFilter.xml"/>
  <manifest:file-entry manifest:media-type="text/xml" manifest:full-path="Basic/Standard/specific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>
    <office:event-listeners>
      <script:event-listener script:language="ooo:script" script:event-name="office:start-app" xlink:href=""/>
      <script:event-listener script:language="ooo:script" script:event-name="office:close-app" xlink:href=""/>
      <script:event-listener script:language="ooo:script" script:event-name="office:new" xlink:href=""/>
      <script:event-listener script:language="ooo:script" script:event-name="dom:load" xlink:href=""/>
      <script:event-listener script:language="ooo:script" script:event-name="office:save-as" xlink:href=""/>
      <script:event-listener script:language="ooo:script" script:event-name="office:save-as-done" xlink:href=""/>
      <script:event-listener script:language="ooo:script" script:event-name="office:save" xlink:href=""/>
      <script:event-listener script:language="ooo:script" script:event-name="office:save-done" xlink:href=""/>
      <script:event-listener script:language="ooo:script" script:event-name="office:prepare-unload" xlink:href=""/>
      <script:event-listener script:language="ooo:script" script:event-name="dom:unload" xlink:href=""/>
      <script:event-listener script:language="ooo:script" script:event-name="dom:DOMFocusIn" xlink:href=""/>
      <script:event-listener script:language="ooo:script" script:event-name="dom:DOMFocusOut" xlink:href=""/>
      <script:event-listener script:language="ooo:script" script:event-name="office:print" xlink:href=""/>
      <script:event-listener script:language="ooo:script" script:event-name="office:modify-changed" xlink:href=""/>
      <script:event-listener script:language="ooo:script" script:event-name="office:copy-to" xlink:href=""/>
      <script:event-listener script:language="ooo:script" script:event-name="office:copy-to-done" xlink:href=""/>
      <script:event-listener script:language="ooo:script" script:event-name="office:view-created" xlink:href=""/>
      <script:event-listener script:language="ooo:script" script:event-name="office:prepare-view-closing" xlink:href=""/>
      <script:event-listener script:language="ooo:script" script:event-name="office:view-close" xlink:href=""/>
      <script:event-listener script:language="ooo:script" script:event-name="office:visarea-changed" xlink:href=""/>
      <script:event-listener script:language="ooo:script" script:event-name="office:load-finished" xlink:href=""/>
    </office:event-listeners>
  </office:scripts>
  <office:font-face-decls>
    <style:font-face style:name="Courier" svg:font-family="Courier" style:font-adornments="Standard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start"/>
      <style:text-properties style:text-line-through-style="none" fo:font-style="normal" style:text-underline-style="none"/>
    </style:style>
    <style:style style:name="T1" style:family="text">
      <style:text-properties style:text-position="super 58%"/>
    </style:style>
  </office:automatic-styles>
  <office:body>
    <office:spreadsheet>
      <table:calculation-settings table:search-criteria-must-apply-to-whole-cell="false" table:automatic-find-labels="false"/>
      <table:table table:name="TestFilter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text form:name="TextBox" form:control-implementation="ooo:com.sun.star.form.component.TextField" form:id="control1" form:convert-empty-to-null="true" form:linked-cell="TestFilter.D2">
              <form:properties>
                <form:property form:property-name="DefaultControl" office:value-type="string" office:string-value="com.sun.star.form.control.TextField"/>
              </form:properties>
              <office:event-listeners>
                <script:event-listener script:language="ooo:script" script:event-name="form:textchange" xlink:href="vnd.sun.star.script:Standard.specific.refreshAdvancedFilter?language=Basic&amp;location=document"/>
              </office:event-listeners>
            </form:text>
          </form:form>
        </office:forms>
        <table:table-column table:style-name="co1" table:number-columns-repeated="31" table:default-cell-style-name="Default"/>
        <table:table-row table:style-name="ro1">
          <table:table-cell office:value-type="string">
            <text:p>Type here&gt;&gt;&gt;</text:p>
            <draw:control table:end-cell-address="TestFilter.C2" table:end-x="1.959cm" table:end-y="0.16cm" draw:z-index="0" draw:text-style-name="P1" svg:width="4.271cm" svg:height="0.584cm" svg:x="2.204cm" svg:y="0.053cm" draw:control="control1"/>
          </table:table-cell>
          <table:table-cell table:number-columns-repeated="2"/>
          <table:table-cell table:style-name="RGB_5f_0000FF" office:value-type="string">
            <text:p>Linked Cell</text:p>
          </table:table-cell>
          <table:table-cell table:style-name="JoinedEN" office:value-type="string" table:number-columns-spanned="1" table:number-rows-spanned="2">
            <text:p>Criteria range:</text:p>
          </table:table-cell>
          <table:table-cell table:style-name="RGB_5f_00FFFF" office:value-type="string">
            <text:p>Author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RGB_5f_0000FF"/>
          <table:covered-table-cell/>
          <table:table-cell table:style-name="RGB_5f_00FFFF" table:formula="oooc:=&quot;.*&quot;&amp;linked_cell&amp;&quot;.*&quot;" office:value-type="string" office:string-value=".*.*">
            <text:p>.*.*</text:p>
          </table:table-cell>
          <table:table-cell table:number-columns-repeated="25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Identifier</text:p>
          </table:table-cell>
          <table:table-cell office:value-type="string">
            <text:p>Type</text:p>
          </table:table-cell>
          <table:table-cell office:value-type="string">
            <text:p>Address</text:p>
          </table:table-cell>
          <table:table-cell office:value-type="string">
            <text:p>Annote</text:p>
          </table:table-cell>
          <table:table-cell office:value-type="string">
            <text:p>Author</text:p>
          </table:table-cell>
          <table:table-cell office:value-type="string">
            <text:p>Booktitle</text:p>
          </table:table-cell>
          <table:table-cell office:value-type="string">
            <text:p>Chapter</text:p>
          </table:table-cell>
          <table:table-cell office:value-type="string">
            <text:p>Edition</text:p>
          </table:table-cell>
          <table:table-cell office:value-type="string">
            <text:p>Editor</text:p>
          </table:table-cell>
          <table:table-cell office:value-type="string">
            <text:p>Howpublish</text:p>
          </table:table-cell>
          <table:table-cell office:value-type="string">
            <text:p>Institutn</text:p>
          </table:table-cell>
          <table:table-cell office:value-type="string">
            <text:p>Journal</text:p>
          </table:table-cell>
          <table:table-cell office:value-type="string">
            <text:p>Month</text:p>
          </table:table-cell>
          <table:table-cell office:value-type="string">
            <text:p>Note</text:p>
          </table:table-cell>
          <table:table-cell office:value-type="string">
            <text:p>Number</text:p>
          </table:table-cell>
          <table:table-cell office:value-type="string">
            <text:p>Organizat</text:p>
          </table:table-cell>
          <table:table-cell office:value-type="string">
            <text:p>Pages</text:p>
          </table:table-cell>
          <table:table-cell office:value-type="string">
            <text:p>Publisher</text:p>
          </table:table-cell>
          <table:table-cell office:value-type="string">
            <text:p>School</text:p>
          </table:table-cell>
          <table:table-cell office:value-type="string">
            <text:p>Series</text:p>
          </table:table-cell>
          <table:table-cell office:value-type="string">
            <text:p>Title</text:p>
          </table:table-cell>
          <table:table-cell office:value-type="string">
            <text:p>RepType</text:p>
          </table:table-cell>
          <table:table-cell office:value-type="string">
            <text:p>Volume</text:p>
          </table:table-cell>
          <table:table-cell office:value-type="string">
            <text:p>Year</text:p>
          </table:table-cell>
          <table:table-cell office:value-type="string">
            <text:p>URL</text:p>
          </table:table-cell>
          <table:table-cell office:value-type="string">
            <text:p>Custom1</text:p>
          </table:table-cell>
          <table:table-cell office:value-type="string">
            <text:p>Custom2</text:p>
          </table:table-cell>
          <table:table-cell office:value-type="string">
            <text:p>Custom3</text:p>
          </table:table-cell>
          <table:table-cell office:value-type="string">
            <text:p>Custom4</text:p>
          </table:table-cell>
          <table:table-cell office:value-type="string">
            <text:p>Custom5</text:p>
          </table:table-cell>
          <table:table-cell office:value-type="string">
            <text:p>ISBN</text:p>
          </table:table-cell>
        </table:table-row>
        <table:table-row table:style-name="ro2">
          <table:table-cell office:value-type="string">
            <text:p>BOR02a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Borges, Malte; Schumacher, Jﾔrg</text:p>
          </table:table-cell>
          <table:table-cell table:number-columns-repeated="11"/>
          <table:table-cell office:value-type="string">
            <text:p>900</text:p>
          </table:table-cell>
          <table:table-cell office:value-type="string">
            <text:p>Markt &amp; Technik Verlag</text:p>
          </table:table-cell>
          <table:table-cell table:number-columns-repeated="2"/>
          <table:table-cell office:value-type="string">
            <text:p>StarOffice 6.0 Kompendium</text:p>
          </table:table-cell>
          <table:table-cell table:number-columns-repeated="2"/>
          <table:table-cell office:value-type="string">
            <text:p>2002</text:p>
          </table:table-cell>
          <table:table-cell table:number-columns-repeated="6"/>
          <table:table-cell office:value-type="string">
            <text:p>3827262763</text:p>
          </table:table-cell>
        </table:table-row>
        <table:table-row table:style-name="ro2">
          <table:table-cell office:value-type="string">
            <text:p>BOR02b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Borges, Malte; Schumacher, Jﾔrg</text:p>
          </table:table-cell>
          <table:table-cell table:number-columns-repeated="11"/>
          <table:table-cell office:value-type="string">
            <text:p>384</text:p>
          </table:table-cell>
          <table:table-cell office:value-type="string">
            <text:p>Heyne Wilhelm Verlag GmbH</text:p>
          </table:table-cell>
          <table:table-cell table:number-columns-repeated="2"/>
          <table:table-cell office:value-type="string">
            <text:p>StarOffice 6.0</text:p>
          </table:table-cell>
          <table:table-cell table:number-columns-repeated="2"/>
          <table:table-cell office:value-type="string">
            <text:p>2002</text:p>
          </table:table-cell>
          <table:table-cell table:number-columns-repeated="6"/>
          <table:table-cell office:value-type="string">
            <text:p>345317335X</text:p>
          </table:table-cell>
        </table:table-row>
        <table:table-row table:style-name="ro1">
          <table:table-cell office:value-type="string">
            <text:p>BUS00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Busch, David D.; Olsen, J.W.</text:p>
          </table:table-cell>
          <table:table-cell table:number-columns-repeated="11"/>
          <table:table-cell office:value-type="string">
            <text:p>704</text:p>
          </table:table-cell>
          <table:table-cell office:value-type="string">
            <text:p>Sybex</text:p>
          </table:table-cell>
          <table:table-cell table:number-columns-repeated="2"/>
          <table:table-cell office:value-type="string">
            <text:p>Mastering StarOffice 5.2 for Linux</text:p>
          </table:table-cell>
          <table:table-cell table:number-columns-repeated="2"/>
          <table:table-cell office:value-type="string">
            <text:p>2000</text:p>
          </table:table-cell>
          <table:table-cell table:number-columns-repeated="6"/>
          <table:table-cell office:value-type="string">
            <text:p>0782127096</text:p>
          </table:table-cell>
        </table:table-row>
        <table:table-row table:style-name="ro2">
          <table:table-cell office:value-type="string">
            <text:p>DAN00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Dandenell, Malin; Ek, Jesper</text:p>
          </table:table-cell>
          <table:table-cell table:number-columns-repeated="11"/>
          <table:table-cell office:value-type="string">
            <text:p>423</text:p>
          </table:table-cell>
          <table:table-cell office:value-type="string">
            <text:p>Pagina</text:p>
          </table:table-cell>
          <table:table-cell table:number-columns-repeated="2"/>
          <table:table-cell office:value-type="string">
            <text:p>StarOffice 5.2 fﾔr Alla</text:p>
          </table:table-cell>
          <table:table-cell table:number-columns-repeated="2"/>
          <table:table-cell office:value-type="string">
            <text:p>2000</text:p>
          </table:table-cell>
          <table:table-cell table:number-columns-repeated="6"/>
          <table:table-cell office:value-type="string">
            <text:p>9163606194</text:p>
          </table:table-cell>
        </table:table-row>
        <table:table-row table:style-name="ro1">
          <table:table-cell office:value-type="string">
            <text:p>FAC01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Facundo Arena, Hector</text:p>
          </table:table-cell>
          <table:table-cell table:number-columns-repeated="11"/>
          <table:table-cell office:value-type="string">
            <text:p>216</text:p>
          </table:table-cell>
          <table:table-cell office:value-type="string">
            <text:p>Mp Ediciones Sa</text:p>
          </table:table-cell>
          <table:table-cell table:number-columns-repeated="2"/>
          <table:table-cell office:value-type="string">
            <text:p>StarOffice 5 Libros en 1 con CD-ROM: Manuales Users, en Espanol / Spanish</text:p>
          </table:table-cell>
          <table:table-cell table:number-columns-repeated="2"/>
          <table:table-cell office:value-type="string">
            <text:p>2001</text:p>
          </table:table-cell>
          <table:table-cell table:number-columns-repeated="6"/>
          <table:table-cell office:value-type="string">
            <text:p>987526086X</text:p>
          </table:table-cell>
        </table:table-row>
        <table:table-row table:style-name="ro2">
          <table:table-cell office:value-type="string">
            <text:p>GAE02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Gﾄbler, Rene</text:p>
          </table:table-cell>
          <table:table-cell table:number-columns-repeated="11"/>
          <table:table-cell office:value-type="string">
            <text:p>350</text:p>
          </table:table-cell>
          <table:table-cell office:value-type="string">
            <text:p>Computer <text:s/>u. <text:s/>Literatur</text:p>
          </table:table-cell>
          <table:table-cell table:number-columns-repeated="2"/>
          <table:table-cell office:value-type="string">
            <text:p>Star Office 6.0</text:p>
          </table:table-cell>
          <table:table-cell table:number-columns-repeated="2"/>
          <table:table-cell office:value-type="string">
            <text:p>2002</text:p>
          </table:table-cell>
          <table:table-cell table:number-columns-repeated="6"/>
          <table:table-cell office:value-type="string">
            <text:p>3932311949</text:p>
          </table:table-cell>
        </table:table-row>
        <table:table-row table:style-name="ro1">
          <table:table-cell office:value-type="string">
            <text:p>HAB00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Habraken, Joe</text:p>
          </table:table-cell>
          <table:table-cell table:number-columns-repeated="11"/>
          <table:table-cell office:value-type="string">
            <text:p>366</text:p>
          </table:table-cell>
          <table:table-cell office:value-type="string">
            <text:p>Prentice Hall</text:p>
          </table:table-cell>
          <table:table-cell table:number-columns-repeated="2"/>
          <table:table-cell office:value-type="string">
            <text:p>StarOffice 5.2 Calc Handbook</text:p>
          </table:table-cell>
          <table:table-cell table:number-columns-repeated="2"/>
          <table:table-cell office:value-type="string">
            <text:p>2000</text:p>
          </table:table-cell>
          <table:table-cell table:number-columns-repeated="6"/>
          <table:table-cell office:value-type="string">
            <text:p>013029389X</text:p>
          </table:table-cell>
        </table:table-row>
        <table:table-row table:style-name="ro1">
          <table:table-cell office:value-type="string">
            <text:p>JON00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Jones, Floyd; Haugland, Solveig</text:p>
          </table:table-cell>
          <table:table-cell table:number-columns-repeated="11"/>
          <table:table-cell office:value-type="string">
            <text:p>1144</text:p>
          </table:table-cell>
          <table:table-cell office:value-type="string">
            <text:p>Prentice Hall</text:p>
          </table:table-cell>
          <table:table-cell table:number-columns-repeated="2"/>
          <table:table-cell office:value-type="string">
            <text:p>StarOffice 5.2 Companion</text:p>
          </table:table-cell>
          <table:table-cell table:number-columns-repeated="2"/>
          <table:table-cell office:value-type="string">
            <text:p>2000</text:p>
          </table:table-cell>
          <table:table-cell table:number-columns-repeated="6"/>
          <table:table-cell office:value-type="string">
            <text:p>0130307033</text:p>
          </table:table-cell>
        </table:table-row>
        <table:table-row table:style-name="ro1">
          <table:table-cell office:value-type="string">
            <text:p>MOL02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Molla, Ricard</text:p>
          </table:table-cell>
          <table:table-cell table:number-columns-repeated="11"/>
          <table:table-cell office:value-type="string">
            <text:p>312</text:p>
          </table:table-cell>
          <table:table-cell office:value-type="string">
            <text:p>Editores Alfaomega</text:p>
          </table:table-cell>
          <table:table-cell table:number-columns-repeated="2"/>
          <table:table-cell office:value-type="string">
            <text:p>Primeros pasos con StarOffice: Manual interactico</text:p>
          </table:table-cell>
          <table:table-cell table:number-columns-repeated="2"/>
          <table:table-cell office:value-type="string">
            <text:p>2002</text:p>
          </table:table-cell>
          <table:table-cell table:number-columns-repeated="6"/>
          <table:table-cell office:value-type="string">
            <text:p>9701507177</text:p>
          </table:table-cell>
        </table:table-row>
        <table:table-row table:style-name="ro1">
          <table:table-cell office:value-type="string">
            <text:p>RAP00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Rapion, Anne</text:p>
          </table:table-cell>
          <table:table-cell table:number-columns-repeated="12"/>
          <table:table-cell office:value-type="string">
            <text:p>ENI (Bien utiliser)</text:p>
          </table:table-cell>
          <table:table-cell table:number-columns-repeated="2"/>
          <table:table-cell office:value-type="string">
            <text:p>StarOffice Writer 5.2 : Le traitement de texte de StarOffice</text:p>
          </table:table-cell>
          <table:table-cell table:number-columns-repeated="2"/>
          <table:table-cell office:value-type="string">
            <text:p>2000</text:p>
          </table:table-cell>
          <table:table-cell table:number-columns-repeated="6"/>
          <table:table-cell office:value-type="string">
            <text:p>2746011123</text:p>
          </table:table-cell>
        </table:table-row>
        <table:table-row table:style-name="ro1">
          <table:table-cell office:value-type="string">
            <text:p>RIN01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Rinne , Karin</text:p>
          </table:table-cell>
          <table:table-cell table:number-columns-repeated="11"/>
          <table:table-cell office:value-type="string">
            <text:p>256</text:p>
          </table:table-cell>
          <table:table-cell office:value-type="string">
            <text:p>Franzis Verlag</text:p>
          </table:table-cell>
          <table:table-cell table:number-columns-repeated="2"/>
          <table:table-cell office:value-type="string">
            <text:p>StarOffice 5.2 echt einfach. Das kinderleichte Computerbuch.</text:p>
          </table:table-cell>
          <table:table-cell table:number-columns-repeated="2"/>
          <table:table-cell office:value-type="string">
            <text:p>2001</text:p>
          </table:table-cell>
          <table:table-cell table:number-columns-repeated="6"/>
          <table:table-cell office:value-type="string">
            <text:p>377236585X</text:p>
          </table:table-cell>
        </table:table-row>
        <table:table-row table:style-name="ro1">
          <table:table-cell office:value-type="string">
            <text:p>WAR01a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Warner, Nancy D.</text:p>
          </table:table-cell>
          <table:table-cell table:number-columns-repeated="11"/>
          <table:table-cell office:value-type="string">
            <text:p>432</text:p>
          </table:table-cell>
          <table:table-cell office:value-type="string">
            <text:p>Prentice Hall</text:p>
          </table:table-cell>
          <table:table-cell table:number-columns-repeated="2"/>
          <table:table-cell office:value-type="string">
            <text:p>StarOffice 5.2 Writer Handbook</text:p>
          </table:table-cell>
          <table:table-cell table:number-columns-repeated="2"/>
          <table:table-cell office:value-type="string">
            <text:p>2001</text:p>
          </table:table-cell>
          <table:table-cell table:number-columns-repeated="6"/>
          <table:table-cell office:value-type="string">
            <text:p>0130293865</text:p>
          </table:table-cell>
        </table:table-row>
        <table:table-row table:style-name="ro1">
          <table:table-cell office:value-type="string">
            <text:p>WAR01b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Warner, Nancy D.</text:p>
          </table:table-cell>
          <table:table-cell table:number-columns-repeated="11"/>
          <table:table-cell office:value-type="string">
            <text:p>300</text:p>
          </table:table-cell>
          <table:table-cell office:value-type="string">
            <text:p>Prentice Hall</text:p>
          </table:table-cell>
          <table:table-cell table:number-columns-repeated="2"/>
          <table:table-cell office:value-type="string">
            <text:p>Staroffice Impress Handbook</text:p>
          </table:table-cell>
          <table:table-cell table:number-columns-repeated="2"/>
          <table:table-cell office:value-type="string">
            <text:p>2001</text:p>
          </table:table-cell>
          <table:table-cell table:number-columns-repeated="6"/>
          <table:table-cell office:value-type="string">
            <text:p>0130293873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style-name="en_5f_US" office:value-type="string">
            <text:p>Imported arbitrary table from example db “Bibliography” (F4, Drag&amp;Drop)</text:p>
          </table:table-cell>
          <table:table-cell table:style-name="en_5f_US" table:number-columns-repeated="4"/>
          <table:table-cell table:number-columns-repeated="26"/>
        </table:table-row>
        <table:table-row table:style-name="ro1">
          <table:table-cell table:style-name="en_5f_US" office:value-type="string">
            <text:p>Select F1:F2, typed range name “criteria” into the name box</text:p>
          </table:table-cell>
          <table:table-cell table:style-name="en_5f_US" table:number-columns-repeated="4"/>
          <table:table-cell table:number-columns-repeated="26"/>
        </table:table-row>
        <table:table-row table:style-name="ro1">
          <table:table-cell table:style-name="en_5f_US" office:value-type="string">
            <text:p>Select D2, typed range name “linked_cell” into the name box</text:p>
          </table:table-cell>
          <table:table-cell table:style-name="en_5f_US" table:number-columns-repeated="4"/>
          <table:table-cell table:number-columns-repeated="26"/>
        </table:table-row>
        <table:table-row table:style-name="ro1">
          <table:table-cell table:style-name="en_5f_US" table:number-columns-repeated="5"/>
          <table:table-cell table:number-columns-repeated="26"/>
        </table:table-row>
        <table:table-row table:style-name="ro1">
          <table:table-cell table:style-name="en_5f_US" office:value-type="string">
            <text:p>F1: Header of criteria range</text:p>
          </table:table-cell>
          <table:table-cell table:style-name="en_5f_US" table:number-columns-repeated="4"/>
          <table:table-cell table:number-columns-repeated="26"/>
        </table:table-row>
        <table:table-row table:style-name="ro1">
          <table:table-cell table:style-name="en_5f_US" table:formula="oooc:=&quot;formula in F2: &quot;&amp;FORMULA([.$F$2])" office:value-type="string" office:string-value="formula in F2: =&quot;.*&quot;&amp;linked_cell&amp;&quot;.*&quot;">
            <text:p>formula in F2: =".*"&amp;linked_cell&amp;".*"</text:p>
          </table:table-cell>
          <table:table-cell table:style-name="en_5f_US" table:number-columns-repeated="4"/>
          <table:table-cell table:number-columns-repeated="26"/>
        </table:table-row>
        <table:table-row table:style-name="ro1">
          <table:table-cell table:style-name="en_5f_US" office:value-type="string">
            <text:p>Select data range</text:p>
          </table:table-cell>
          <table:table-cell table:style-name="en_5f_US" table:number-columns-repeated="4"/>
          <table:table-cell table:number-columns-repeated="26"/>
        </table:table-row>
        <table:table-row table:style-name="ro1">
          <table:table-cell table:style-name="en_5f_US" office:value-type="string">
            <text:p>Data&gt;Filter&gt;Advanced Filter... “criteria” with option “Regular Expressions”</text:p>
          </table:table-cell>
          <table:table-cell table:style-name="en_5f_US" table:number-columns-repeated="4"/>
          <table:table-cell table:number-columns-repeated="26"/>
        </table:table-row>
        <table:table-row table:style-name="ro2">
          <table:table-cell table:style-name="en_5f_US"/>
          <table:table-cell table:style-name="en_5f_US" office:value-type="string">
            <text:p>Don't use “Case Sensitive” with adv. Filters: <text:a xlink:href="http://www.openoffice.org/issues/show_bug.cgi?id=63748">http://www.openoffice.org/issues/show_bug.cgi?id=63748</text:a></text:p>
          </table:table-cell>
          <table:table-cell table:style-name="en_5f_US" table:number-columns-repeated="3"/>
          <table:table-cell table:number-columns-repeated="26"/>
        </table:table-row>
        <table:table-row table:style-name="ro1">
          <table:table-cell table:style-name="en_5f_US" office:value-type="string">
            <text:p>Pasted already existing Basic code into this doc's library “Standard”</text:p>
          </table:table-cell>
          <table:table-cell table:style-name="en_5f_US" table:number-columns-repeated="4"/>
          <table:table-cell table:number-columns-repeated="26"/>
        </table:table-row>
        <table:table-row table:style-name="ro2">
          <table:table-cell table:style-name="en_5f_US" office:value-type="string">
            <text:p>View&gt;Toolbars&gt;Form Cotrols, 2<text:span text:style-name="T1">nd</text:span> button edit mode</text:p>
          </table:table-cell>
          <table:table-cell table:style-name="en_5f_US" table:number-columns-repeated="4"/>
          <table:table-cell table:number-columns-repeated="26"/>
        </table:table-row>
        <table:table-row table:style-name="ro1">
          <table:table-cell table:style-name="en_5f_US" office:value-type="string">
            <text:p>Draw a text box</text:p>
          </table:table-cell>
          <table:table-cell table:style-name="en_5f_US" table:number-columns-repeated="4"/>
          <table:table-cell table:number-columns-repeated="26"/>
        </table:table-row>
        <table:table-row table:style-name="ro1">
          <table:table-cell table:style-name="en_5f_US" office:value-type="string">
            <text:p>linked cell =D2</text:p>
          </table:table-cell>
          <table:table-cell table:style-name="en_5f_US" table:number-columns-repeated="4"/>
          <table:table-cell table:number-columns-repeated="26"/>
        </table:table-row>
        <table:table-row table:style-name="ro1">
          <table:table-cell table:style-name="en_5f_US" office:value-type="string">
            <text:p>Event “Text Modified”: This Document&gt;Standard&gt;specific&gt;refreshAdvancedFilter</text:p>
          </table:table-cell>
          <table:table-cell table:style-name="en_5f_US" table:number-columns-repeated="4"/>
          <table:table-cell table:number-columns-repeated="26"/>
        </table:table-row>
      </table:table>
      <table:named-expressions>
        <table:named-expression table:name="shSep" table:base-cell-address="$TestFilter.$A$1" table:expression="MID(ADDRESS(1;1;1;&quot;Foo&quot;);4;1)"/>
        <table:named-expression table:name="cFilename" table:base-cell-address="$TestFilter.$A$1" table:expression="CELL(&quot;FILENAME&quot;)"/>
        <table:named-expression table:name="ThisSheet" table:base-cell-address="$TestFilter.$A$1" table:expression="MID(cFilename;FIND(&quot;#$&quot;;cFilename)+2;LEN(cFilename))"/>
        <table:named-expression table:name="FileURL" table:base-cell-address="$TestFilter.$A$1" table:expression="MID(cFilename;2;SEARCH(&quot;'#&quot;;cFilename)-2)"/>
        <table:named-expression table:name="FileURLPath" table:base-cell-address="$TestFilter.$A$1" table:expression="MID(cFilename;2;SEARCH(&quot;/[^/]+'#&quot;;cFilename)-1)"/>
        <table:named-range table:name="linked_cell" table:base-cell-address="$TestFilter.$A$1" table:cell-range-address="$TestFilter.$D$2"/>
        <table:named-range table:name="criteria" table:base-cell-address="$TestFilter.$A$1" table:cell-range-address="$TestFilter.$F$1:.$F$2" table:range-usable-as="filter"/>
      </table:named-expressions>
      <table:database-ranges>
        <table:database-range table:name="Import1" table:target-range-address="TestFilter.A4:TestFilter.AE17">
          <table:database-source-table table:database-name="Bibliography" table:table-name="biblio"/>
          <table:filter table:condition-source-range-address="TestFilter.F1:TestFilter.F2">
            <table:filter-condition table:field-number="4" table:value=".*.*" table:operator="match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 style:font-adornments="Standard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de" fo:country="D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date-style style:name="N108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number-style style:name="N15000" number:language="en" number:country="US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  </number:text>
    </number:number-style>
    <number:number-style style:name="N113">
      <number:text>-</number:text>
      <number:number number:decimal-places="0" number:min-integer-digits="1" number:grouping="true"/>
      <number:text>   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  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  </number:text>
    </number:number-style>
    <number:number-style style:name="N116">
      <number:text>-</number:text>
      <number:number number:decimal-places="2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number-style style:name="N119">
      <number:scientific-number number:decimal-places="1" number:min-integer-digits="1" number:min-exponent-digits="1"/>
    </number:number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">
      <number:number number:decimal-places="2" number:min-integer-digits="1" number:grouping="true"/>
      <number:text> €</number:text>
    </number:number-style>
    <number:number-style style:name="N124P0" style:volatile="true">
      <number:number number:decimal-places="2" number:min-integer-digits="1" number:grouping="true"/>
      <number:text> €</number:text>
    </number:number-style>
    <number:number-style style:name="N124">
      <number:text>-</number:text>
      <number:number number: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€ </number:text>
    </number:number-style>
    <number:number-style style:name="N129P1" style:volatile="true">
      <number:text>-</number:text>
      <number:number number:decimal-places="0" number:min-integer-digits="1" number:grouping="true"/>
      <number:text> € </number:text>
    </number:number-style>
    <number:number-style style:name="N129P2" style:volatile="true">
      <number:text> -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0" number:min-integer-digits="1" number:grouping="true"/>
      <number:text>    </number:text>
    </number:number-style>
    <number:number-style style:name="N133P1" style:volatile="true">
      <number:text>-</number:text>
      <number:number number:decimal-places="0" number:min-integer-digits="1" number:grouping="true"/>
      <number:text>    </number:text>
    </number:number-style>
    <number:number-style style:name="N133P2" style:volatile="true">
      <number:text> -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€ </number:text>
    </number:number-style>
    <number:number-style style:name="N137P1" style:volatile="true">
      <number:text>-</number:text>
      <number:number number:decimal-places="2" number:min-integer-digits="1" number:grouping="true"/>
      <number:text> € </number:text>
    </number:number-style>
    <number:number-style style:name="N137P2" style:volatile="true">
      <number:text> -</number:text>
      <number:number number: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   </number:text>
    </number:number-style>
    <number:number-style style:name="N141P1" style:volatile="true">
      <number:text>-</number:text>
      <number:number number:decimal-places="2" number:min-integer-digits="1" number:grouping="true"/>
      <number:text>    </number:text>
    </number:number-style>
    <number:number-style style:name="N141P2" style:volatile="true">
      <number:text> -</number:text>
      <number:number number:decimal-places="0" number:min-integer-digits="0"/>
      <number:text>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0" number:min-integer-digits="6"/>
    </number:number-style>
    <number:number-style style:name="N143">
      <number:text>Edit Time</number:text>
    </number:number-style>
    <number:currency-style style:name="N145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45">
      <style:text-properties fo:color="#00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45P0"/>
    </number:currency-style>
    <number:currency-style style:name="N14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47">
      <style:text-properties fo:color="#00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47P0"/>
    </number:currency-style>
    <number:currency-style style:name="N149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149">
      <style:text-properties fo:color="#000000"/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51P0"/>
    </number:currency-style>
    <number:currency-style style:name="N15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5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54">
      <style:text-properties fo:color="#00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54P0"/>
    </number:currency-style>
    <number:currency-style style:name="N15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55">
      <style:text-properties fo:color="#00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57">
      <style:text-properties fo:color="#00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57P0"/>
    </number:currency-style>
    <number:currency-style style:name="N158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8">
      <style:text-properties fo:color="#00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8P0"/>
    </number:currency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">
      <number:text>-</number:text>
      <number:number number:decimal-places="0" number:min-integer-digits="1" number:grouping="true"/>
      <number:text> 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">
      <style:text-properties fo:color="#000000"/>
      <number:text>-</number:text>
      <number:number number:decimal-places="0" number:min-integer-digits="1" number:grouping="true"/>
      <number:text> </number:text>
      <style:map style:condition="value()&gt;=0" style:apply-style-name="N161P0"/>
    </number:number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">
      <number:text>-</number:text>
      <number:number number: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">
      <style:text-properties fo:color="#000000"/>
      <number:text>-</number:text>
      <number:number number:decimal-places="2" number:min-integer-digits="1" number:grouping="true"/>
      <number:text> </number:text>
      <style:map style:condition="value()&gt;=0" style:apply-style-name="N164P0"/>
    </number:number-style>
    <number:number-style style:name="N166P0" style:volatile="true">
      <number:number number:decimal-places="0" number:min-integer-digits="1" number:grouping="true"/>
      <number:text> DM</number:text>
    </number:number-style>
    <number:number-style style:name="N166">
      <number:text>-</number:text>
      <number:number number:decimal-places="0" number:min-integer-digits="1" number:grouping="true"/>
      <number:text> DM</number:text>
      <style:map style:condition="value()&gt;=0" style:apply-style-name="N166P0"/>
    </number:number-style>
    <number:number-style style:name="N167P0" style:volatile="true">
      <number:number number:decimal-places="0" number:min-integer-digits="1" number:grouping="true"/>
      <number:text> DM</number:text>
    </number:number-style>
    <number:number-style style:name="N167">
      <style:text-properties fo:color="#000000"/>
      <number:text>-</number:text>
      <number:number number:decimal-places="0" number:min-integer-digits="1" number:grouping="true"/>
      <number:text> DM</number:text>
      <style:map style:condition="value()&gt;=0" style:apply-style-name="N167P0"/>
    </number:number-style>
    <number:number-style style:name="N169P0" style:volatile="true">
      <number:number number:decimal-places="2" number:min-integer-digits="1" number:grouping="true"/>
      <number:text> DM</number:text>
    </number:number-style>
    <number:number-style style:name="N169">
      <number:text>-</number:text>
      <number:number number:decimal-places="2" number:min-integer-digits="1" number:grouping="true"/>
      <number:text> DM</number:text>
      <style:map style:condition="value()&gt;=0" style:apply-style-name="N169P0"/>
    </number:number-style>
    <number:number-style style:name="N170P0" style:volatile="true">
      <number:number number:decimal-places="2" number:min-integer-digits="1" number:grouping="true"/>
      <number:text> DM</number:text>
    </number:number-style>
    <number:number-style style:name="N170">
      <style:text-properties fo:color="#000000"/>
      <number:text>-</number:text>
      <number:number number:decimal-places="2" number:min-integer-digits="1" number:grouping="true"/>
      <number:text> DM</number:text>
      <style:map style:condition="value()&gt;=0" style:apply-style-name="N170P0"/>
    </number:number-style>
    <number:number-style style:name="N172P0" style:volatile="true">
      <number:number number:decimal-places="0" number:min-integer-digits="1" number:grouping="true"/>
      <number:text> DM</number:text>
    </number:number-style>
    <number:number-style style:name="N172P1" style:volatile="true">
      <number:text>-</number:text>
      <number:number number:decimal-places="0" number:min-integer-digits="1" number:grouping="true"/>
      <number:text> DM</number:text>
    </number:number-style>
    <number:number-style style:name="N172">
      <number:text>- DM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number number:decimal-places="0" number:min-integer-digits="1" number:grouping="true"/>
      <number:text> </number:text>
    </number:number-style>
    <number:number-style style:name="N174P1" style:volatile="true">
      <number:text>-</number:text>
      <number:number number:decimal-places="0" number:min-integer-digits="1" number:grouping="true"/>
      <number:text> </number:text>
    </number:number-style>
    <number:number-style style:name="N174">
      <number:text>- 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number number:decimal-places="2" number:min-integer-digits="1" number:grouping="true"/>
      <number:text> DM</number:text>
    </number:number-style>
    <number:number-style style:name="N176P1" style:volatile="true">
      <number:text>-</number:text>
      <number:number number:decimal-places="2" number:min-integer-digits="1" number:grouping="true"/>
      <number:text> DM</number:text>
    </number:number-style>
    <number:number-style style:name="N176">
      <number:text>-</number:text>
      <number:number number:decimal-places="0" number:min-integer-digits="0"/>
      <number:text> DM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number number:decimal-places="2" number:min-integer-digits="1" number:grouping="true"/>
      <number:text> </number:text>
    </number:number-style>
    <number:number-style style:name="N178P1" style:volatile="true">
      <number:text>-</number:text>
      <number:number number:decimal-places="2" number:min-integer-digits="1" number:grouping="true"/>
      <number:text> </number:text>
    </number:number-style>
    <number:number-style style:name="N178">
      <number:text>-</number:text>
      <number:number number:decimal-places="0" number:min-integer-digits="0"/>
      <number:text> </number:text>
      <style:map style:condition="value()&gt;0" style:apply-style-name="N178P0"/>
      <style:map style:condition="value()&lt;0" style:apply-style-name="N178P1"/>
    </number:number-style>
    <number:date-style style:name="N179">
      <number:year/>
      <number:text>-</number:text>
      <number:month number:style="long"/>
    </number:date-style>
    <number:currency-style style:name="N180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180"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180P0"/>
    </number:currency-style>
    <number:currency-style style:name="N181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81"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81P0"/>
    </number:currency-style>
    <number:currency-style style:name="N18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82"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82P0"/>
    </number:currency-style>
    <number:currency-style style:name="N18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8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83P0"/>
    </number:currency-style>
    <number:currency-style style:name="N18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8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84P0"/>
    </number:currency-style>
    <number:currency-style style:name="N185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85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85P0"/>
    </number:currency-style>
    <number:number-style style:name="N186P0" style:volatile="true">
      <number:number number:decimal-places="0" number:min-integer-digits="1" number:grouping="true"/>
      <number:text> </number:text>
    </number:number-style>
    <number:number-style style:name="N186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86P0"/>
    </number:number-style>
    <number:number-style style:name="N187P0" style:volatile="true">
      <number:number number:decimal-places="2" number:min-integer-digits="1" number:grouping="true"/>
      <number:text> </number:text>
    </number:number-style>
    <number:number-style style:name="N187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87P0"/>
    </number:number-style>
    <number:number-style style:name="N188P0" style:volatile="true">
      <number:number number:decimal-places="0" number:min-integer-digits="1" number:grouping="true"/>
      <number:text> DM</number:text>
    </number:number-style>
    <number:number-style style:name="N188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88P0"/>
    </number:number-style>
    <number:number-style style:name="N189P0" style:volatile="true">
      <number:number number:decimal-places="2" number:min-integer-digits="1" number:grouping="true"/>
      <number:text> DM</number:text>
    </number:number-style>
    <number:number-style style:name="N189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89P0"/>
    </number:number-style>
    <number:date-style style:name="N190">
      <number:year/>
      <number:text> </number:text>
      <number:month number:style="long"/>
      <number:text> </number:text>
      <number:day-of-week/>
      <number:text> </number:text>
      <number:day number:style="long"/>
    </number:date-style>
    <number:currency-style style:name="N192P0" style:volatile="true">
      <number:currency-symbol number:language="en" number:country="AU">$</number:currency-symbol>
      <number:number number:decimal-places="0" number:min-integer-digits="1" number:grouping="true"/>
    </number:currency-style>
    <number:currency-style style:name="N192">
      <number:text>-</number:text>
      <number:currency-symbol number:language="en" number:country="AU">$</number:currency-symbol>
      <number:number number:decimal-places="0" number:min-integer-digits="1" number:grouping="true"/>
      <style:map style:condition="value()&gt;=0" style:apply-style-name="N192P0"/>
    </number:currency-style>
    <number:currency-style style:name="N19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94"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94P0"/>
    </number:currency-style>
    <number:currency-style style:name="N195P0" style:volatile="true">
      <number:currency-symbol number:language="en" number:country="AU">$</number:currency-symbol>
      <number:number number:decimal-places="0" number:min-integer-digits="1" number:grouping="true"/>
    </number:currency-style>
    <number:currency-style style:name="N195">
      <style:text-properties fo:color="#ff0000"/>
      <number:text>-</number:text>
      <number:currency-symbol number:language="en" number:country="AU">$</number:currency-symbol>
      <number:number number:decimal-places="0" number:min-integer-digits="1" number:grouping="true"/>
      <style:map style:condition="value()&gt;=0" style:apply-style-name="N195P0"/>
    </number:currency-style>
    <number:currency-style style:name="N196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96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96P0"/>
    </number:currency-style>
    <number:currency-style style:name="N198P0" style:volatile="true">
      <number:currency-symbol number:language="en" number:country="AU">$</number:currency-symbol>
      <number:number number:decimal-places="2" number:min-integer-digits="1" number:decimal-replacement="--" number:grouping="true"/>
    </number:currency-style>
    <number:currency-style style:name="N198">
      <style:text-properties fo:color="#ff0000"/>
      <number:text>-</number:text>
      <number:currency-symbol number:language="en" number:country="AU">$</number:currency-symbol>
      <number:number number:decimal-places="2" number:min-integer-digits="1" number:decimal-replacement="--" number:grouping="true"/>
      <style:map style:condition="value()&gt;=0" style:apply-style-name="N198P0"/>
    </number:currency-style>
    <number:currency-style style:name="N200P0" style:volatile="true">
      <number:currency-symbol number:language="ms" number:country="MY">RM</number:currency-symbol>
      <number:number number:decimal-places="0" number:min-integer-digits="1" number:grouping="true"/>
    </number:currency-style>
    <number:currency-style style:name="N200">
      <number:text>-</number:text>
      <number:currency-symbol number:language="ms" number:country="MY">RM</number:currency-symbol>
      <number:number number:decimal-places="0" number:min-integer-digits="1" number:grouping="true"/>
      <style:map style:condition="value()&gt;=0" style:apply-style-name="N200P0"/>
    </number:currency-style>
    <number:currency-style style:name="N202P0" style:volatile="true">
      <number:currency-symbol number:language="ms" number:country="MY">RM</number:currency-symbol>
      <number:number number:decimal-places="2" number:min-integer-digits="1" number:grouping="true"/>
    </number:currency-style>
    <number:currency-style style:name="N202">
      <number:text>-</number:text>
      <number:currency-symbol number:language="ms" number:country="MY">RM</number:currency-symbol>
      <number:number number:decimal-places="2" number:min-integer-digits="1" number:grouping="true"/>
      <style:map style:condition="value()&gt;=0" style:apply-style-name="N202P0"/>
    </number:currency-style>
    <number:currency-style style:name="N203P0" style:volatile="true">
      <number:currency-symbol number:language="ms" number:country="MY">RM</number:currency-symbol>
      <number:number number:decimal-places="0" number:min-integer-digits="1" number:grouping="true"/>
    </number:currency-style>
    <number:currency-style style:name="N203">
      <style:text-properties fo:color="#ff0000"/>
      <number:text>-</number:text>
      <number:currency-symbol number:language="ms" number:country="MY">RM</number:currency-symbol>
      <number:number number:decimal-places="0" number:min-integer-digits="1" number:grouping="true"/>
      <style:map style:condition="value()&gt;=0" style:apply-style-name="N203P0"/>
    </number:currency-style>
    <number:currency-style style:name="N204P0" style:volatile="true">
      <number:currency-symbol number:language="ms" number:country="MY">RM</number:currency-symbol>
      <number:number number:decimal-places="2" number:min-integer-digits="1" number:grouping="true"/>
    </number:currency-style>
    <number:currency-style style:name="N204">
      <style:text-properties fo:color="#ff0000"/>
      <number:text>-</number:text>
      <number:currency-symbol number:language="ms" number:country="MY">RM</number:currency-symbol>
      <number:number number:decimal-places="2" number:min-integer-digits="1" number:grouping="true"/>
      <style:map style:condition="value()&gt;=0" style:apply-style-name="N204P0"/>
    </number:currency-style>
    <number:currency-style style:name="N206P0" style:volatile="true">
      <number:currency-symbol number:language="ms" number:country="MY">RM</number:currency-symbol>
      <number:number number:decimal-places="2" number:min-integer-digits="1" number:decimal-replacement="--" number:grouping="true"/>
    </number:currency-style>
    <number:currency-style style:name="N206">
      <style:text-properties fo:color="#ff0000"/>
      <number:text>-</number:text>
      <number:currency-symbol number:language="ms" number:country="MY">RM</number:currency-symbol>
      <number:number number:decimal-places="2" number:min-integer-digits="1" number:decimal-replacement="--" number:grouping="true"/>
      <style:map style:condition="value()&gt;=0" style:apply-style-name="N206P0"/>
    </number:currency-style>
    <number:date-style style:name="N5108" number:language="de" number:country="DE" number:title="ISO &amp; weekday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currency-style style:name="N10107P0" style:volatile="true" number:language="fr" number:country="B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107" number:language="fr" number:country="BE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107P0"/>
    </number:currency-style>
    <number:date-style style:name="N20106" number:language="en" number:country="GB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25108" number:language="ja" number:country="JP">
      <number:day/>
      <number:text>/</number:text>
      <number:month/>
      <number:text>/</number:text>
      <number:year/>
    </number:date-style>
    <number:date-style style:name="N25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5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25111" number:language="ja" number:country="JP">
      <number:month/>
      <number:text>月</number:text>
      <number:day/>
      <number:text>日</number:text>
    </number:date-style>
    <number:date-style style:name="N25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5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er" style:family="table-cell" style:parent-style-name="Default" style:data-style-name="N100">
      <style:table-cell-properties fo:background-color="#800080" style:cell-protect="protected" style:print-content="true" style:text-align-source="fix" style:repeat-content="false" style:vertical-align="middle"/>
      <style:paragraph-properties fo:text-align="center"/>
      <style:text-properties fo:color="#e6ff00" style:font-name="Arial" fo:font-size="11pt" fo:font-style="italic" fo:font-weight="bold" style:font-style-asian="italic" style:font-style-complex="italic"/>
    </style:style>
    <style:style style:name="Text" style:family="table-cell" style:parent-style-name="Default" style:data-style-name="N100">
      <style:table-cell-properties fo:background-color="#ccffff"/>
      <style:text-properties fo:language="zxx" fo:country="none"/>
    </style:style>
    <style:style style:name="CurrEUR" style:family="table-cell" style:parent-style-name="Default" style:data-style-name="N5107">
      <style:table-cell-properties fo:background-color="#ffcc99"/>
    </style:style>
    <style:style style:name="ISODate" style:family="table-cell" style:parent-style-name="Default" style:data-style-name="N84">
      <style:table-cell-properties fo:background-color="#ffff99"/>
      <style:text-properties style:font-name="Courier"/>
    </style:style>
    <style:style style:name="Error" style:family="table-cell" style:parent-style-name="Default">
      <style:table-cell-properties fo:background-color="#ff3366"/>
      <style:text-properties fo:color="#e6ff00" style:text-line-through-style="solid" fo:language="zxx" fo:country="none"/>
    </style:style>
    <style:style style:name="ISODate_2b_" style:display-name="ISODate+" style:family="table-cell" style:parent-style-name="ISODate" style:data-style-name="N108"/>
    <style:style style:name="ISODateTime" style:family="table-cell" style:parent-style-name="ISODate" style:data-style-name="N109"/>
    <style:style style:name="JoinedDE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Button" style:family="table-cell" style:parent-style-name="Default">
      <style:table-cell-properties fo:background-color="#c0c0c0" style:text-align-source="fix" style:repeat-content="false" fo:border="0.035cm solid #000000" style:shadow="#808080 0.099cm 0.099cm" style:vertical-align="middle"/>
      <style:paragraph-properties fo:text-align="center"/>
      <style:text-properties fo:font-size="11pt" fo:language="en" fo:country="GB" fo:font-weight="bold"/>
    </style:style>
    <style:style style:name="JoinedEN" style:family="table-cell" style:parent-style-name="JoinedDE">
      <style:text-properties fo:language="en" fo:country="GB"/>
    </style:style>
    <style:style style:name="myFixedFont" style:family="table-cell" style:parent-style-name="Default">
      <style:text-properties style:font-name="Courier"/>
    </style:style>
    <style:style style:name="RGB_5f_FF0080" style:display-name="RGB_FF0080" style:family="table-cell" style:parent-style-name="Default">
      <style:table-cell-properties fo:background-color="#ff0080"/>
    </style:style>
    <style:style style:name="RGB_5f_FF00FF" style:display-name="RGB_FF00FF" style:family="table-cell" style:parent-style-name="Default">
      <style:table-cell-properties fo:background-color="#ff00ff"/>
    </style:style>
    <style:style style:name="RGB_5f_00FFFF" style:display-name="RGB_00FFFF" style:family="table-cell" style:parent-style-name="Default">
      <style:table-cell-properties fo:background-color="#00ffff"/>
    </style:style>
    <style:style style:name="RGB_5f_0000FF" style:display-name="RGB_0000FF" style:family="table-cell" style:parent-style-name="Default">
      <style:table-cell-properties fo:background-color="#0000ff"/>
    </style:style>
    <style:style style:name="RGB_5f_00807F" style:display-name="RGB_00807F" style:family="table-cell" style:parent-style-name="Default">
      <style:table-cell-properties fo:background-color="#00807f"/>
    </style:style>
    <style:style style:name="RGB_5f_807F00" style:display-name="RGB_807F00" style:family="table-cell" style:parent-style-name="Default">
      <style:table-cell-properties fo:background-color="#807f00"/>
    </style:style>
    <style:style style:name="RGB_5f_FFFF00" style:display-name="RGB_FFFF00" style:family="table-cell" style:parent-style-name="Default">
      <style:table-cell-properties fo:background-color="#ffff00"/>
    </style:style>
    <style:style style:name="RGB_5f_00FF80" style:display-name="RGB_00FF80" style:family="table-cell" style:parent-style-name="Default">
      <style:table-cell-properties fo:background-color="#00ff80"/>
    </style:style>
    <style:style style:name="RGB_5f_00FF00" style:display-name="RGB_00FF00" style:family="table-cell" style:parent-style-name="Default">
      <style:table-cell-properties fo:background-color="#00ff00"/>
    </style:style>
    <style:style style:name="RGB_5f_FF7F80" style:display-name="RGB_FF7F80" style:family="table-cell" style:parent-style-name="Default">
      <style:table-cell-properties fo:background-color="#ff7f80"/>
    </style:style>
    <style:style style:name="Button_5f_inactive" style:display-name="Button_inactive" style:family="table-cell" style:parent-style-name="Button">
      <style:table-cell-properties fo:background-color="#e6e6e6" style:text-align-source="fix" style:repeat-content="false" fo:border="0.035cm solid #000000" style:shadow="#808080 0.099cm 0.099cm" style:vertical-align="middle"/>
      <style:paragraph-properties fo:text-align="center"/>
      <style:text-properties fo:color="#c0c0c0" fo:font-size="11pt" fo:language="en" fo:country="GB" fo:font-weight="bold"/>
    </style:style>
    <style:style style:name="Hyperlink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ff" fo:font-style="italic" style:text-underline-style="solid" style:text-underline-width="auto" style:text-underline-color="font-color" fo:font-weight="bold"/>
    </style:style>
    <style:style style:name="RGB_5f_FF0000" style:display-name="RGB_FF0000" style:family="table-cell" style:parent-style-name="Default">
      <style:table-cell-properties fo:background-color="#ff0000"/>
    </style:style>
    <style:style style:name="en_5f_US" style:display-name="en_US" style:family="table-cell" style:parent-style-name="Default" style:data-style-name="N15000">
      <style:table-cell-properties fo:background-color="#ccccff"/>
      <style:text-properties fo:language="en" fo:country="US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.12.2007</text:date>, <text:time>19:15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myDefault</dc:title>
    <meta:initial-creator>Andreas Säger</meta:initial-creator>
    <meta:creation-date>2007-12-26T16:57:26</meta:creation-date>
    <dc:creator>Andreas Säger</dc:creator>
    <dc:date>2007-12-26T19:15:50</dc:date>
    <meta:editing-cycles>8</meta:editing-cycles>
    <meta:editing-duration>PT1H50M10S</meta:editing-duration>
    <meta:template xlink:type="simple" xlink:actuate="onRequest" xlink:href="../../.openoffice.org2/user/template/myDefault1.ots" xlink:title="myDefault" meta:date="2007-12-26T16:57:23"/>
    <meta:user-defined meta:name="Info 1"/>
    <meta:user-defined meta:name="Info 2"/>
    <meta:user-defined meta:name="Info 3"/>
    <meta:user-defined meta:name="Info 4"/>
    <meta:document-statistic meta:table-count="1" meta:cell-count="153" meta:object-count="1"/>
  </office:meta>
</office:document-meta>
</file>

<file path=Basic/Standard/refreshAdvFilter.xml><?xml version="1.0" encoding="utf-8"?>
<!DOCTYPE module  PUBLIC '-//OpenOffice.org//DTD OfficeDocument 1.0//EN'  'module.dtd'>
<script:module xmlns:script="http://openoffice.org/2000/script" script:name="refreshAdvFilter" script:language="StarBasic">REM  *****  BASIC  *****
REM generic Calc stuff

REM If oCrit is missing, then we try to re-read an existing criteria-source.
REM If there is no source-range at all, we simply refresh the db-range.
Private Sub refreshDBRange(oDoc, oDBRange, Optional oCrit)
'calls: getRangeByAddress
on error goto errUnset
Dim oDBCells, csa, desc, fields
	if isMissing(oCrit) then oCrit = Null
	oDBCells = oDBRange.getReferredCells()
	if isNull(oCrit) then
	' if no such name or if the name's content is not an absolute range-address
	' then try to re-use the current FilterCriteriaSource:
		if oDBRange.UseFilterCriteriaSource then
			csa = oDBRange.FilterCriteriaSource
			oCrit = getRangeByAddress(oDoc, csa)
		endif
	else
		csa = oCrit.getRangeAddress()
	endif
	if isUnoStruct(csa) then
		desc = oDBRange.FilterDescriptor
		on error goto errDesc
			fields = oCrit.createFilterDescriptorByObject(oDBCells).getFilterFields()
		on error goto 0
		desc.setFilterFields(fields)
		oDBRange.UseFilterCriteriaSource = True
		oDBRange.FilterCriteriaSource = csa
	endif
	oDBRange.refresh
exit sub
errUnset:
	Msgbox "Module variables not set.", 16, "macro:refreshDBRange"
	exit sub
errDesc:
	Msgbox "Could not read criteria due to missing, duplicate or non-matching headers.", 16, "macro:refreshDBRange"
End sub

'pass a spreadsheet-document, or a sheet. the latter ignores the sheet-part of the address
'return empty if oAddr out of bounds or wrong obj
Function getRangeByAddress(obj, oAddr as com.sun.star.table.CellRangeAddress)
on error goto nullErr:
Dim oSheet
	If obj.supportsService("com.sun.star.sheet.SpreadsheetDocument") then
		REM use the sheet specified by given address
		oSheet = obj.getSheets.getByIndex(oAddr.Sheet)
	else
		REM use given object (range/sheet) as parent range
		oSheet = obj
	endif
	getRangeByAddress = oSheet.getCellRangeByPosition(oAddr.StartColumn,oAddr.StartRow,oAddr.EndColumn,oAddr.EndRow)
exit function
nullErr:
	getRangeByAddress = Null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pecific"/>
  <library:element library:name="refreshAdvFilter"/>
</library:library>
</file>

<file path=Basic/Standard/specific.xml><?xml version="1.0" encoding="utf-8"?>
<!DOCTYPE module  PUBLIC '-//OpenOffice.org//DTD OfficeDocument 1.0//EN'  'module.dtd'>
<script:module xmlns:script="http://openoffice.org/2000/script" script:name="specific" script:language="StarBasic">REM  *****  BASIC  *****
REM Document specific stuff

Sub refreshAdvancedFilter()
'calls refreshDBRange
	REM just in case refreshDBRange is in another Basic library:
	' GlobalScope.BasicLibraries.loadLibrary("scalc")
	oDoc = thisComponent
	oDBRange = oDoc.DatabaseRanges.getByName("Import1")
	oName = oDoc.NamedRanges.getByName("criteria")
	oCriteriaRange = oName.getReferredCells()
	REM if we leave out oCriteriaRange the macro will use an 
	REM already set criteria range or simply refresh without
	refreshDBRange(oDoc, oDBRange, oCriteriaRange)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